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32358D4A53EA7CCCD73.png" manifest:media-type="image/png"/>
  <manifest:file-entry manifest:full-path="Pictures/100000000000020000000200B7DA4DD4BAECD386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adornments="太字" style:font-pitch="variable"/>
    <style:font-face style:name="MS Gothic1" svg:font-family="'MS Gothic'" style:font-pitch="variable"/>
    <style:font-face style:name="Noto Sans" svg:font-family="'Noto Sans'" style:font-family-generic="roman" style:font-pitch="variable"/>
    <style:font-face style:name="Noto Sans CJK JP Black" svg:font-family="'Noto Sans CJK JP Black'" style:font-adornments="太字" style:font-pitch="variable"/>
    <style:font-face style:name="Noto Sans CJK JP Black1" svg:font-family="'Noto Sans CJK JP Black'" style:font-family-generic="swiss" style:font-pitch="variable"/>
    <style:font-face style:name="Noto Sans CJK JP Black2" svg:font-family="'Noto Sans CJK JP Black'" style:font-adornments="太字" style:font-family-generic="swiss" style:font-pitch="variable"/>
    <style:font-face style:name="Noto Sans ExtraBold" svg:font-family="'Noto Sans ExtraBold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bitmap" draw:fill-color="#ffffff" draw:secondary-fill-color="#d4ea6b" draw:fill-image-name="texture_5f_stock_5f_bokeh_5f_014_5f_by_5f_redwolf518stock-100532830-large" draw:opacity="100%" draw:textarea-horizontal-align="center" draw:textarea-vertical-align="middle" draw:auto-grow-height="false" draw:fit-to-size="false" style:shrink-to-fit="false" fo:min-height="6.671cm" fo:min-width="14.397cm" fo:padding-top="0.143cm" fo:padding-bottom="0.143cm" fo:padding-left="0.263cm" fo:padding-right="0.263cm" fo:wrap-option="wrap" draw:shadow="visible" draw:shadow-offset-x="0.071cm" draw:shadow-offset-y="0.071cm" draw:shadow-color="#808080" draw:shadow-opacity="100%" style:writing-mode="lr-tb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1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bitmap" draw:fill-color="#ffffff" draw:secondary-fill-color="#d4ea6b" draw:fill-image-name="texture_5f_stock_5f_bokeh_5f_014_5f_by_5f_redwolf518stock-100532830-large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1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1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</office:automatic-styles>
  <office:body>
    <office:drawing>
      <draw:page draw:name="page1" draw:style-name="dp1" draw:master-page-name="Default">
        <draw:custom-shape draw:name="Shadow" draw:style-name="gr1" draw:text-style-name="P2" draw:layer="layout" svg:width="14.922cm" svg:height="6.956cm" svg:x="3.54cm" svg:y="10.525cm">
          <text:p text:style-name="P1"><text:span text:style-name="T1">Xilinota</text:span></text:p>
          <draw:enhanced-geometry svg:viewBox="0 0 21600 21600" draw:mirror-horizontal="false" draw:mirror-vertical="false" draw:text-path="true" draw:text-path-mode="shape" draw:text-path-scale="path" draw:text-path-same-letter-heights="tru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glue-points="?f18 ?f0 ?f20 10800 ?f19 ?f1 ?f21 10800" draw:text-areas="0 0 21600 21600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adornments="太字" style:font-pitch="variable"/>
    <style:font-face style:name="MS Gothic1" svg:font-family="'MS Gothic'" style:font-pitch="variable"/>
    <style:font-face style:name="Noto Sans" svg:font-family="'Noto Sans'" style:font-family-generic="roman" style:font-pitch="variable"/>
    <style:font-face style:name="Noto Sans CJK JP Black" svg:font-family="'Noto Sans CJK JP Black'" style:font-adornments="太字" style:font-pitch="variable"/>
    <style:font-face style:name="Noto Sans CJK JP Black1" svg:font-family="'Noto Sans CJK JP Black'" style:font-family-generic="swiss" style:font-pitch="variable"/>
    <style:font-face style:name="Noto Sans CJK JP Black2" svg:font-family="'Noto Sans CJK JP Black'" style:font-adornments="太字" style:font-family-generic="swiss" style:font-pitch="variable"/>
    <style:font-face style:name="Noto Sans ExtraBold" svg:font-family="'Noto Sans ExtraBold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7" draw:display-name="Gradient 17" draw:style="linear" draw:start-color="#333333" draw:end-color="#999999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ainted_20_White" draw:display-name="Painted White" xlink:href="Pictures/100000000000020000000200B7DA4DD4BAECD386.jpg" xlink:type="simple" xlink:show="embed" xlink:actuate="onLoad"/>
    <draw:fill-image draw:name="texture_5f_stock_5f_bokeh_5f_014_5f_by_5f_redwolf518stock-100532830-large" draw:display-name="texture_stock_bokeh_014_by_redwolf518stock-100532830-large" xlink:href="Pictures/10000000000004B00000032358D4A53EA7CCCD73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07:13:54.841560316</meta:creation-date>
    <dc:date>2023-11-18T12:39:57.502772319</dc:date>
    <meta:editing-duration>PT5H14M59S</meta:editing-duration>
    <meta:editing-cycles>6</meta:editing-cycles>
    <meta:generator>LibreOffice/7.5.8.2$Linux_X86_64 LibreOffice_project/50$Build-2</meta:generator>
    <meta:document-statistic meta:object-count="1"/>
  </office:meta>
</office:document-meta>
</file>